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ce style:name="Noto Sans Symbols" svg:font-family="'Noto Sans Symbols'"/>
    <style:font-face style:name="Verdana" svg:font-family="Verdana"/>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text-position="0% 100%"/>
    </style:style>
    <style:style style:name="P3" style:family="paragraph" style:parent-style-name="Standard">
      <style:paragraph-properties fo:margin-top="0in" fo:margin-bottom="0in" loext:contextual-spacing="false" fo:padding-left="0in" fo:padding-right="0in" fo:padding-top="0.0138in" fo:padding-bottom="0.0138in" fo:border-left="none" fo:border-right="none" fo:border-top="0.74pt solid #000000" fo:border-bottom="0.74pt solid #000000"/>
      <style:text-properties style:text-position="0% 100%"/>
    </style:style>
    <style:style style:name="P4" style:family="paragraph" style:parent-style-name="Standard">
      <style:paragraph-properties fo:margin-top="0in" fo:margin-bottom="0in" loext:contextual-spacing="false" fo:padding-left="0in" fo:padding-right="0in" fo:padding-top="0in" fo:padding-bottom="0.0138in" fo:border-left="none" fo:border-right="none" fo:border-top="none" fo:border-bottom="0.74pt solid #000000"/>
    </style:style>
    <style:style style:name="P5" style:family="paragraph" style:parent-style-name="Standard">
      <style:paragraph-properties fo:margin-top="0in" fo:margin-bottom="0in" loext:contextual-spacing="false" fo:padding-left="0in" fo:padding-right="0in" fo:padding-top="0in" fo:padding-bottom="0.0138in" fo:border-left="none" fo:border-right="none" fo:border-top="none" fo:border-bottom="0.74pt solid #000000"/>
      <style:text-properties style:text-position="0% 100%" fo:font-weight="normal" style:font-weight-asian="normal"/>
    </style:style>
    <style:style style:name="P6" style:family="paragraph" style:parent-style-name="Standard" style:master-page-name="Standard">
      <style:paragraph-properties fo:margin-top="0in" fo:margin-bottom="0in" loext:contextual-spacing="false" style:page-number="1"/>
    </style:style>
    <style:style style:name="P7" style:family="paragraph" style:parent-style-name="Standard" style:list-style-name="WWNum1">
      <style:paragraph-properties fo:margin-left="0.6575in" fo:margin-right="0in" fo:margin-top="0in" fo:margin-bottom="0in" loext:contextual-spacing="false" fo:text-indent="-0.1575in" style:auto-text-indent="false"/>
    </style:style>
    <style:style style:name="P8" style:family="paragraph" style:parent-style-name="Standard" style:list-style-name="WWNum2">
      <style:paragraph-properties fo:margin-left="0.6575in" fo:margin-right="0in" fo:margin-top="0in" fo:margin-bottom="0in" loext:contextual-spacing="false" fo:text-indent="-0.1575in" style:auto-text-indent="false"/>
    </style:style>
    <style:style style:name="P9" style:family="paragraph" style:parent-style-name="Standard" style:list-style-name="WWNum3">
      <style:paragraph-properties fo:margin-left="0.1575in" fo:margin-right="0in" fo:margin-top="0in" fo:margin-bottom="0in" loext:contextual-spacing="false" fo:text-indent="-0.1575in" style:auto-text-indent="false"/>
    </style:style>
    <style:style style:name="P10" style:family="paragraph" style:parent-style-name="Standard" style:list-style-name="WWNum3">
      <style:paragraph-properties fo:margin-left="0.1575in" fo:margin-right="0in" fo:margin-top="0in" fo:margin-bottom="0in" loext:contextual-spacing="false" fo:text-indent="-0.1575in" style:auto-text-indent="false" fo:padding-left="0in" fo:padding-right="0in" fo:padding-top="0in" fo:padding-bottom="0.0138in" fo:border-left="none" fo:border-right="none" fo:border-top="none" fo:border-bottom="0.74pt solid #000000"/>
    </style:style>
    <style:style style:name="P11" style:family="paragraph" style:parent-style-name="Standard" style:list-style-name="WWNum3">
      <style:paragraph-properties fo:margin-left="1in" fo:margin-right="0in" fo:margin-top="0in" fo:margin-bottom="0in" loext:contextual-spacing="false" fo:text-indent="-0.25in" style:auto-text-indent="false" fo:padding-left="0in" fo:padding-right="0in" fo:padding-top="0in" fo:padding-bottom="0.0138in" fo:border-left="none" fo:border-right="none" fo:border-top="none" fo:border-bottom="0.74pt solid #000000"/>
    </style:style>
    <style:style style:name="P12" style:family="paragraph">
      <loext:graphic-properties draw:fill="none"/>
      <style:paragraph-properties fo:text-align="start"/>
    </style:style>
    <style:style style:name="P13" style:family="paragraph">
      <loext:graphic-properties draw:fill="solid" draw:fill-color="#ffffff"/>
      <style:paragraph-properties fo:text-align="start"/>
    </style:style>
    <style:style style:name="P14" style:family="paragraph">
      <style:paragraph-properties fo:margin-top="0in" fo:margin-bottom="0in" fo:line-height="100%" fo:text-align="center"/>
    </style:style>
    <style:style style:name="P15" style:family="paragraph">
      <style:paragraph-properties fo:margin-top="0in" fo:margin-bottom="0in" fo:line-height="100%" fo:text-align="start"/>
    </style:style>
    <style:style style:name="P16" style:family="paragraph">
      <loext:graphic-properties draw:fill="solid" draw:fill-color="#bbe0e3"/>
      <style:paragraph-properties fo:margin-top="0in" fo:margin-bottom="0in" fo:line-height="100%" fo:text-align="center"/>
    </style:style>
    <style:style style:name="P17" style:family="paragraph">
      <loext:graphic-properties draw:fill="solid" draw:fill-color="#bbe0e3"/>
      <style:paragraph-properties fo:margin-top="0in" fo:margin-bottom="0in" fo:line-height="100%" fo:text-align="start"/>
    </style:style>
    <style:style style:name="T1" style:family="text">
      <style:text-properties style:text-position="0% 100%"/>
    </style:style>
    <style:style style:name="T2" style:family="text">
      <style:text-properties style:text-position="0% 100%" style:text-underline-style="solid" style:text-underline-width="auto" style:text-underline-color="font-color"/>
    </style:style>
    <style:style style:name="T3" style:family="text">
      <style:text-properties style:text-position="0% 100%" style:text-underline-style="solid" style:text-underline-width="auto" style:text-underline-color="font-color" fo:font-weight="bold" style:font-weight-asian="bold"/>
    </style:style>
    <style:style style:name="T4" style:family="text">
      <style:text-properties style:text-position="0% 100%" fo:font-style="italic" fo:font-weight="bold" style:font-style-asian="italic" style:font-weight-asian="bold"/>
    </style:style>
    <style:style style:name="T5" style:family="text">
      <style:text-properties style:text-position="0% 100%" fo:font-style="italic" style:font-style-asian="italic"/>
    </style:style>
    <style:style style:name="T6" style:family="text">
      <style:text-properties style:text-position="0% 100%" fo:font-weight="bold" style:font-weight-asian="bold"/>
    </style:style>
    <style:style style:name="T7" style:family="text">
      <style:text-properties style:text-position="0% 100%" fo:font-weight="normal" style:font-weight-asian="normal"/>
    </style:style>
    <style:style style:name="T8" style:family="text">
      <style:text-properties style:text-underline-style="solid" style:text-underline-width="auto" style:text-underline-color="font-color"/>
    </style:style>
    <style:style style:name="T9" style:family="text">
      <style:text-properties fo:font-variant="normal" fo:text-transform="none" fo:color="#000000" style:text-line-through-style="none" style:text-line-through-type="none" style:text-position="0% 100%" style:font-name="Verdana" fo:font-size="8pt" fo:letter-spacing="normal" fo:font-style="normal" style:text-underline-style="none" fo:font-weight="normal" style:font-name-asian="Verdana" style:font-size-asian="8pt" style:font-style-asian="normal" style:font-weight-asian="normal" style:font-name-complex="Verdana" style:font-size-complex="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 fo:font-size="8pt" fo:letter-spacing="normal"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 fo:font-size="7pt" fo:letter-spacing="normal" fo:font-style="normal" style:text-underline-style="none" fo:font-weight="normal" style:font-name-asian="Arial" style:font-size-asian="7pt" style:font-style-asian="normal" style:font-weight-asian="normal" style:font-name-complex="Arial" style:font-size-complex="7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 fo:font-size="9.5pt" fo:letter-spacing="normal" fo:font-style="normal" style:text-underline-style="none" fo:font-weight="normal" style:font-name-asian="Arial" style:font-size-asian="9.5pt" style:font-style-asian="normal" style:font-weight-asian="normal" style:font-name-complex="Arial" style:font-size-complex="9.5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 fo:font-size="8.5pt" fo:letter-spacing="normal" fo:font-style="normal" style:text-underline-style="none" fo:font-weight="normal" style:font-name-asian="Arial" style:font-size-asian="8.5pt" style:font-style-asian="normal" style:font-weight-asian="normal" style:font-name-complex="Arial" style:font-size-complex="8.5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 fo:font-size="10.5pt" fo:letter-spacing="normal" fo:font-style="normal" style:text-underline-style="none" fo:font-weight="normal" style:font-name-asian="Arial" style:font-size-asian="10.5pt" style:font-style-asian="normal" style:font-weight-asian="normal" style:font-name-complex="Arial" style:font-size-complex="10.5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gr1" style:family="graphic">
      <style:graphic-properties fo:margin-left="0.1252in" fo:margin-right="0.1252in" fo:margin-top="0in" fo:margin-bottom="0in"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in" draw:fill="none" draw:textarea-vertical-align="middle" draw:auto-grow-height="false" draw:fit-to-size="false" style:shrink-to-fit="false" fo:min-height="4.2898in" fo:min-width="5.9063in" fo:padding-top="0.1in" fo:padding-bottom="0.1in" fo:padding-left="0.1in" fo:padding-right="0.1in" fo:wrap-option="wrap" style:run-through="foreground"/>
    </style:style>
    <style:style style:name="gr4" style:family="graphic">
      <style:graphic-properties draw:stroke="none" svg:stroke-width="0in" draw:fill="none" draw:textarea-vertical-align="middle" draw:auto-grow-height="false" draw:fit-to-size="false" style:shrink-to-fit="false" fo:min-height="4.3008in" fo:min-width="5.9118in" fo:padding-top="0.1in" fo:padding-bottom="0.1in" fo:padding-left="0.1in" fo:padding-right="0.1in" fo:wrap-option="wrap" style:run-through="foreground"/>
    </style:style>
    <style:style style:name="gr5" style:family="graphic">
      <style:graphic-properties draw:stroke="solid" svg:stroke-width="0.0311in" svg:stroke-color="#000000" draw:stroke-linejoin="miter" draw:fill="solid" draw:fill-color="#ffffff" draw:textarea-vertical-align="middle" draw:auto-grow-height="false" draw:fit-to-size="false" style:shrink-to-fit="false" fo:min-height="1.0736in" fo:min-width="0in" fo:padding-top="0.1in" fo:padding-bottom="0.1in" fo:padding-left="0.1in" fo:padding-right="0.1in" fo:wrap-option="wrap" style:run-through="foreground"/>
    </style:style>
    <style:style style:name="gr6" style:family="graphic">
      <style:graphic-properties draw:stroke="solid" svg:stroke-width="0.0311in" svg:stroke-color="#000000" draw:stroke-linejoin="miter" draw:fill="solid" draw:fill-color="#ffffff" draw:textarea-vertical-align="middle" draw:auto-grow-height="false" draw:fit-to-size="false" style:shrink-to-fit="false" fo:min-height="0.5839in" fo:min-width="0in" fo:padding-top="0.1in" fo:padding-bottom="0.1in" fo:padding-left="0.1in" fo:padding-right="0.1in" fo:wrap-option="wrap" style:run-through="foreground"/>
    </style:style>
    <style:style style:name="gr7" style:family="graphic">
      <style:graphic-properties draw:stroke="solid" svg:stroke-width="0.0311in" svg:stroke-color="#000000" draw:stroke-linejoin="miter" draw:fill="solid" draw:fill-color="#ffffff" draw:textarea-vertical-align="middle" draw:auto-grow-height="false" draw:fit-to-size="false" style:shrink-to-fit="false" fo:min-height="0.0945in" fo:min-width="0in" fo:padding-top="0.1in" fo:padding-bottom="0.1in" fo:padding-left="0.1in" fo:padding-right="0.1in" fo:wrap-option="wrap" style:run-through="foreground"/>
    </style:style>
    <style:style style:name="gr8" style:family="graphic">
      <style:graphic-properties draw:stroke="solid" svg:stroke-width="0.0311in" svg:stroke-color="#000000" draw:stroke-linejoin="miter" draw:fill="solid" draw:fill-color="#ffffff" draw:textarea-vertical-align="middle" draw:auto-grow-height="false" draw:fit-to-size="false" style:shrink-to-fit="false" fo:min-height="0.648in" fo:min-width="0in" fo:padding-top="0.1in" fo:padding-bottom="0.1in" fo:padding-left="0.1in" fo:padding-right="0.1in" fo:wrap-option="wrap" style:run-through="foreground"/>
    </style:style>
    <style:style style:name="gr9" style:family="graphic">
      <style:graphic-properties draw:stroke="solid" svg:stroke-width="0.0311in" svg:stroke-color="#000000" draw:stroke-linejoin="miter" draw:fill="solid" draw:fill-color="#ffffff" draw:textarea-vertical-align="middle" draw:auto-grow-height="false" draw:fit-to-size="false" style:shrink-to-fit="false" fo:min-height="0.1161in" fo:min-width="0in" fo:padding-top="0.1in" fo:padding-bottom="0.1in" fo:padding-left="0.1in" fo:padding-right="0.1in" fo:wrap-option="wrap" style:run-through="foreground"/>
    </style:style>
    <style:style style:name="gr10" style:family="graphic">
      <style:graphic-properties draw:stroke="solid" svg:stroke-width="0.0311in" svg:stroke-color="#000000" draw:stroke-linejoin="miter" draw:fill="solid" draw:fill-color="#ffffff" draw:textarea-vertical-align="middle" draw:auto-grow-height="false" draw:fit-to-size="false" style:shrink-to-fit="false" fo:min-height="1.1799in" fo:min-width="0in" fo:padding-top="0.1in" fo:padding-bottom="0.1in" fo:padding-left="0.1in" fo:padding-right="0.1in" fo:wrap-option="wrap" style:run-through="foreground"/>
    </style:style>
    <style:style style:name="gr11" style:family="graphic">
      <style:graphic-properties draw:stroke="solid" svg:stroke-width="0.0311in" svg:stroke-color="#000000" draw:stroke-linejoin="miter" draw:fill="solid" draw:fill-color="#ffffff" draw:textarea-vertical-align="middle" draw:auto-grow-height="false" draw:fit-to-size="false" style:shrink-to-fit="false" fo:min-height="0in" fo:min-width="0in" fo:padding-top="0.1in" fo:padding-bottom="0.1in" fo:padding-left="0.1in" fo:padding-right="0.1in" fo:wrap-option="wrap" style:run-through="foreground"/>
    </style:style>
    <style:style style:name="gr12" style:family="graphic">
      <style:graphic-properties draw:stroke="solid" svg:stroke-width="0.0311in" svg:stroke-color="#000000" draw:stroke-linejoin="miter" draw:fill="solid" draw:fill-color="#ffffff" draw:textarea-vertical-align="middle" draw:auto-grow-height="false" draw:fit-to-size="false" style:shrink-to-fit="false" fo:min-height="0in" fo:min-width="1.3984in" fo:padding-top="0.1in" fo:padding-bottom="0.1in" fo:padding-left="0.1in" fo:padding-right="0.1in" fo:wrap-option="wrap" style:run-through="foreground"/>
    </style:style>
    <style:style style:name="gr13" style:family="graphic">
      <style:graphic-properties draw:stroke="solid" svg:stroke-width="0.0311in" svg:stroke-color="#000000" draw:stroke-linejoin="miter" draw:fill="solid" draw:fill-color="#ffffff" draw:textarea-vertical-align="middle" draw:auto-grow-height="false" draw:fit-to-size="false" style:shrink-to-fit="false" fo:min-height="0.6472in" fo:min-width="0in" fo:padding-top="0.1in" fo:padding-bottom="0.1in" fo:padding-left="0.1in" fo:padding-right="0.1in" fo:wrap-option="wrap" style:run-through="foreground"/>
    </style:style>
    <style:style style:name="gr14" style:family="graphic">
      <style:graphic-properties draw:stroke="solid" svg:stroke-width="0.0311in" svg:stroke-color="#000000" draw:stroke-linejoin="miter" draw:fill="solid" draw:fill-color="#ffffff" draw:textarea-vertical-align="middle" draw:auto-grow-height="false" draw:fit-to-size="false" style:shrink-to-fit="false" fo:min-height="0.1146in" fo:min-width="0in" fo:padding-top="0.1in" fo:padding-bottom="0.1in" fo:padding-left="0.1in" fo:padding-right="0.1in" fo:wrap-option="wrap" style:run-through="foreground"/>
    </style:style>
    <style:style style:name="gr15" style:family="graphic">
      <style:graphic-properties draw:stroke="solid" svg:stroke-width="0.0311in" svg:stroke-color="#000000" draw:stroke-linejoin="miter" draw:fill="solid" draw:fill-color="#ffffff" draw:textarea-vertical-align="middle" draw:auto-grow-height="false" draw:fit-to-size="false" style:shrink-to-fit="false" fo:min-height="0in" fo:min-width="0.5in" fo:padding-top="0.1in" fo:padding-bottom="0.1in" fo:padding-left="0.1in" fo:padding-right="0.1in" fo:wrap-option="wrap" style:run-through="foreground"/>
    </style:style>
    <style:style style:name="gr16" style:family="graphic">
      <style:graphic-properties draw:stroke="solid" svg:stroke-width="0.0311in" svg:stroke-color="#000000" draw:stroke-linejoin="miter" draw:fill="solid" draw:fill-color="#ffffff" draw:textarea-vertical-align="middle" draw:auto-grow-height="false" draw:fit-to-size="false" style:shrink-to-fit="false" fo:min-height="0in" fo:min-width="1.398in" fo:padding-top="0.1in" fo:padding-bottom="0.1in" fo:padding-left="0.1in" fo:padding-right="0.1in" fo:wrap-option="wrap" style:run-through="foreground"/>
    </style:style>
    <style:style style:name="gr17" style:family="graphic">
      <style:graphic-properties draw:stroke="solid" svg:stroke-width="0.0102in" svg:stroke-color="#000000" draw:stroke-linejoin="miter" draw:fill="solid" draw:fill-color="#bbe0e3" draw:textarea-vertical-align="top" draw:auto-grow-height="false" draw:fit-to-size="false" style:shrink-to-fit="false" fo:min-height="0.2043in" fo:min-width="0.8874in" fo:padding-top="0.05in" fo:padding-bottom="0.05in" fo:padding-left="0.1in" fo:padding-right="0.1in" fo:wrap-option="wrap" style:run-through="foreground"/>
    </style:style>
    <style:style style:name="gr18" style:family="graphic">
      <style:graphic-properties draw:stroke="solid" svg:stroke-width="0.0102in" svg:stroke-color="#000000" draw:stroke-linejoin="miter" draw:fill="solid" draw:fill-color="#bbe0e3" draw:textarea-vertical-align="top" draw:auto-grow-height="false" draw:fit-to-size="false" style:shrink-to-fit="false" fo:min-height="0.2043in" fo:min-width="1.1791in" fo:padding-top="0.05in" fo:padding-bottom="0.05in" fo:padding-left="0.1in" fo:padding-right="0.1in" fo:wrap-option="wrap" style:run-through="foreground"/>
    </style:style>
    <style:style style:name="gr19" style:family="graphic">
      <style:graphic-properties draw:stroke="solid" svg:stroke-width="0.0102in" svg:stroke-color="#000000" draw:stroke-linejoin="miter" draw:fill="solid" draw:fill-color="#bbe0e3" draw:textarea-vertical-align="top" draw:auto-grow-height="false" draw:fit-to-size="false" style:shrink-to-fit="false" fo:min-height="0.2043in" fo:min-width="1.1799in" fo:padding-top="0.05in" fo:padding-bottom="0.05in" fo:padding-left="0.1in" fo:padding-right="0.1in" fo:wrap-option="wrap" style:run-through="foreground"/>
    </style:style>
    <style:style style:name="gr20" style:family="graphic">
      <style:graphic-properties draw:stroke="solid" svg:stroke-width="0.0102in" svg:stroke-color="#000000" draw:stroke-linejoin="miter" draw:fill="solid" draw:fill-color="#bbe0e3" draw:textarea-vertical-align="top" draw:auto-grow-height="false" draw:fit-to-size="false" style:shrink-to-fit="false" fo:min-height="0.2035in" fo:min-width="0.6618in" fo:padding-top="0.05in" fo:padding-bottom="0.05in" fo:padding-left="0.1in" fo:padding-right="0.1in" fo:wrap-option="wrap" style:run-through="foreground"/>
    </style:style>
    <style:style style:name="gr21" style:family="graphic">
      <style:graphic-properties draw:stroke="solid" svg:stroke-width="0.0102in" svg:stroke-color="#000000" draw:stroke-linejoin="miter" draw:fill="solid" draw:fill-color="#bbe0e3" draw:textarea-vertical-align="top" draw:auto-grow-height="false" draw:fit-to-size="false" style:shrink-to-fit="false" fo:min-height="0.2028in" fo:min-width="0.6618in" fo:padding-top="0.05in" fo:padding-bottom="0.05in" fo:padding-left="0.1in" fo:padding-right="0.1in" fo:wrap-option="wrap" style:run-through="foreground"/>
    </style:style>
    <style:style style:name="gr22" style:family="graphic">
      <style:graphic-properties draw:stroke="solid" svg:stroke-width="0.0102in" svg:stroke-color="#000000" draw:stroke-linejoin="miter" draw:fill="solid" draw:fill-color="#bbe0e3" draw:textarea-vertical-align="top" draw:auto-grow-height="false" draw:fit-to-size="false" style:shrink-to-fit="false" fo:min-height="0.2043in" fo:min-width="0.7965in" fo:padding-top="0.05in" fo:padding-bottom="0.05in" fo:padding-left="0.1in" fo:padding-right="0.1in" fo:wrap-option="wrap" style:run-through="foreground"/>
    </style:style>
    <style:style style:name="gr23" style:family="graphic">
      <style:graphic-properties draw:stroke="solid" svg:stroke-width="0.0102in" svg:stroke-color="#000000" draw:stroke-linejoin="miter" draw:fill="solid" draw:fill-color="#bbe0e3" draw:textarea-vertical-align="top" draw:auto-grow-height="false" draw:fit-to-size="false" style:shrink-to-fit="false" fo:min-height="0.2035in" fo:min-width="0.7965in" fo:padding-top="0.05in" fo:padding-bottom="0.05in" fo:padding-left="0.1in" fo:padding-right="0.1in" fo:wrap-option="wrap" style:run-through="foreground"/>
    </style:style>
    <style:style style:name="gr24" style:family="graphic">
      <style:graphic-properties draw:stroke="solid" svg:stroke-width="0.0102in" svg:stroke-color="#000000" draw:stroke-linejoin="miter" draw:fill="solid" draw:fill-color="#bbe0e3" draw:textarea-vertical-align="top" draw:auto-grow-height="false" draw:fit-to-size="false" style:shrink-to-fit="false" fo:min-height="0.2043in" fo:min-width="0.7957in" fo:padding-top="0.05in" fo:padding-bottom="0.05in" fo:padding-left="0.1in" fo:padding-right="0.1in" fo:wrap-option="wrap" style:run-through="foreground"/>
    </style:style>
    <style:style style:name="gr25" style:family="graphic">
      <style:graphic-properties draw:stroke="solid" svg:stroke-width="0.0102in" svg:stroke-color="#000000" draw:stroke-linejoin="miter" draw:fill="solid" draw:fill-color="#bbe0e3" draw:textarea-vertical-align="top" draw:auto-grow-height="false" draw:fit-to-size="false" style:shrink-to-fit="false" fo:min-height="0.2035in" fo:min-width="0.7957in" fo:padding-top="0.05in" fo:padding-bottom="0.05in" fo:padding-left="0.1in" fo:padding-right="0.1in" fo:wrap-option="wrap" style:run-through="foreground"/>
    </style:style>
    <style:style style:name="gr26" style:family="graphic">
      <style:graphic-properties draw:stroke="solid" svg:stroke-width="0.0102in" svg:stroke-color="#000000" draw:stroke-linejoin="miter" draw:fill="solid" draw:fill-color="#bbe0e3" draw:textarea-vertical-align="top" draw:auto-grow-height="false" draw:fit-to-size="false" style:shrink-to-fit="false" fo:min-height="0.1654in" fo:min-width="0.8118in" fo:padding-top="0.05in" fo:padding-bottom="0.05in" fo:padding-left="0.1in" fo:padding-right="0.1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Planar Projections: subclasses are based on the orientation of the object with respect to the projection plane</text:span></text:p>
      <text:p text:style-name="P2"><draw:g text:anchor-type="paragraph" draw:z-index="0" draw:name="Image1" draw:style-name="gr1"><draw:g draw:style-name="gr2"><draw:custom-shape draw:name="Shape 3" draw:style-name="gr3" draw:text-style-name="P12" svg:width="6.1059in" svg:height="4.4894in" svg:x="0in" svg:y="0in"><text:p text:style-name="P15"/><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 draw:style-name="gr4" draw:text-style-name="P12" svg:width="6.1114in" svg:height="4.5004in" svg:x="0in" svg:y="0in"><text:p text:style-name="P15"/><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 draw:text-style-name="P13" svg:width="0.1724in" svg:height="1.2732in" draw:transform="rotate (-3.14159265358979) translate (4.49791666666667in 4.34444444444444in)"><text:p/><draw:enhanced-geometry draw:mirror-horizontal="false" draw:mirror-vertical="false" draw:text-areas="0 0 ?f0 ?f1" svg:viewBox="0 0 0 0" draw:type="ooxml-bentConnector2" draw:enhanced-path="M 0 0 L ?f0 0 ?f0 ?f1 F N"><draw:equation draw:name="f0" draw:formula="logwidth"/><draw:equation draw:name="f1" draw:formula="logheight"/></draw:enhanced-geometry></draw:custom-shape><draw:custom-shape draw:style-name="gr6" draw:text-style-name="P13" svg:width="0.1724in" svg:height="0.7835in" draw:transform="rotate (-3.14159265358979) translate (4.49791666666667in 3.85486111111111in)"><text:p/><draw:enhanced-geometry draw:mirror-horizontal="false" draw:mirror-vertical="false" draw:text-areas="0 0 ?f0 ?f1" svg:viewBox="0 0 0 0" draw:type="ooxml-bentConnector2" draw:enhanced-path="M 0 0 L ?f0 0 ?f0 ?f1 F N"><draw:equation draw:name="f0" draw:formula="logwidth"/><draw:equation draw:name="f1" draw:formula="logheight"/></draw:enhanced-geometry></draw:custom-shape><draw:custom-shape draw:style-name="gr7" draw:text-style-name="P13" svg:width="0.1724in" svg:height="0.2941in" draw:transform="rotate (-3.14159265358979) translate (4.49791666666667in 3.36527777777778in)"><text:p/><draw:enhanced-geometry draw:mirror-horizontal="false" draw:mirror-vertical="false" draw:text-areas="0 0 ?f0 ?f1" svg:viewBox="0 0 0 0" draw:type="ooxml-bentConnector2" draw:enhanced-path="M 0 0 L ?f0 0 ?f0 ?f1 F N"><draw:equation draw:name="f0" draw:formula="logwidth"/><draw:equation draw:name="f1" draw:formula="logheight"/></draw:enhanced-geometry></draw:custom-shape><draw:custom-shape draw:style-name="gr8" draw:text-style-name="P13" svg:width="0.1724in" svg:height="0.8476in" draw:transform="rotate (-3.14159265358979) translate (3.81041666666667in 2.90277777777778in)"><text:p/><draw:enhanced-geometry draw:mirror-horizontal="false" draw:mirror-vertical="false" draw:text-areas="0 0 ?f0 ?f1" svg:viewBox="0 0 0 0" draw:type="ooxml-bentConnector2" draw:enhanced-path="M 0 0 L ?f0 0 ?f0 ?f1 F N"><draw:equation draw:name="f0" draw:formula="logwidth"/><draw:equation draw:name="f1" draw:formula="logheight"/></draw:enhanced-geometry></draw:custom-shape><draw:custom-shape draw:style-name="gr9" draw:text-style-name="P13" svg:width="0.1724in" svg:height="0.3157in" draw:transform="rotate (-3.14159265358979) translate (3.81041666666667in 2.37083333333333in)"><text:p/><draw:enhanced-geometry draw:mirror-horizontal="false" draw:mirror-vertical="false" draw:text-areas="0 0 ?f0 ?f1" svg:viewBox="0 0 0 0" draw:type="ooxml-bentConnector2" draw:enhanced-path="M 0 0 L ?f0 0 ?f0 ?f1 F N"><draw:equation draw:name="f0" draw:formula="logwidth"/><draw:equation draw:name="f1" draw:formula="logheight"/></draw:enhanced-geometry></draw:custom-shape><draw:custom-shape draw:style-name="gr10" draw:text-style-name="P13" svg:width="0.1724in" svg:height="1.3795in" draw:transform="rotate (-3.14159265358979) translate (2.43472222222222in 3.43472222222222in)"><text:p/><draw:enhanced-geometry draw:mirror-horizontal="false" draw:mirror-vertical="false" draw:text-areas="0 0 ?f0 ?f1" svg:viewBox="0 0 0 0" draw:type="ooxml-bentConnector2" draw:enhanced-path="M 0 0 L ?f0 0 ?f0 ?f1 F N"><draw:equation draw:name="f0" draw:formula="logwidth"/><draw:equation draw:name="f1" draw:formula="logheight"/></draw:enhanced-geometry></draw:custom-shape><draw:custom-shape draw:style-name="gr8" draw:text-style-name="P13" svg:width="0.1724in" svg:height="0.8476in" draw:transform="rotate (-3.14159265358979) translate (2.43472222222222in 2.90277777777778in)"><text:p/><draw:enhanced-geometry draw:mirror-horizontal="false" draw:mirror-vertical="false" draw:text-areas="0 0 ?f0 ?f1" svg:viewBox="0 0 0 0" draw:type="ooxml-bentConnector2" draw:enhanced-path="M 0 0 L ?f0 0 ?f0 ?f1 F N"><draw:equation draw:name="f0" draw:formula="logwidth"/><draw:equation draw:name="f1" draw:formula="logheight"/></draw:enhanced-geometry></draw:custom-shape><draw:custom-shape draw:style-name="gr9" draw:text-style-name="P13" svg:width="0.1724in" svg:height="0.3157in" draw:transform="rotate (-3.14159265358979) translate (2.43472222222222in 2.37083333333333in)"><text:p/><draw:enhanced-geometry draw:mirror-horizontal="false" draw:mirror-vertical="false" draw:text-areas="0 0 ?f0 ?f1" svg:viewBox="0 0 0 0" draw:type="ooxml-bentConnector2" draw:enhanced-path="M 0 0 L ?f0 0 ?f0 ?f1 F N"><draw:equation draw:name="f0" draw:formula="logwidth"/><draw:equation draw:name="f1" draw:formula="logheight"/></draw:enhanced-geometry></draw:custom-shape><draw:custom-shape draw:style-name="gr11" draw:text-style-name="P13" svg:width="0.0441in" svg:height="0.1303in" draw:transform="rotate (1.5707963267949) translate (3.59236111111111in 1.66736111111111in)"><text:p/><draw:enhanced-geometry draw:mirror-horizontal="false" draw:mirror-vertical="false" draw:text-areas="0 0 ?f2 ?f3" svg:viewBox="0 0 0 0" draw:type="ooxml-bentConnector3" draw:modifiers="50000" draw:enhanced-path="M 0 0 L ?f0 0 ?f0 ?f3 ?f2 ?f3 F N"><draw:equation draw:name="f0" draw:formula="logwidth*$0 /100000"/><draw:equation draw:name="f1" draw:formula="logheight/2"/><draw:equation draw:name="f2" draw:formula="logwidth"/><draw:equation draw:name="f3" draw:formula="logheight"/><draw:handle draw:handle-position="?f0 ?f1" draw:handle-range-x-maximum="2147483647" draw:handle-range-x-minimum="-2147483647"/></draw:enhanced-geometry></draw:custom-shape><draw:custom-shape draw:style-name="gr12" draw:text-style-name="P13" svg:width="1.598in" svg:height="0.1303in" draw:transform="rotate (1.5707963267949) translate (2.90416666666667in 2.44444444444444in)"><text:p/><draw:enhanced-geometry draw:mirror-horizontal="false" draw:mirror-vertical="false" draw:text-areas="0 0 ?f2 ?f3" svg:viewBox="0 0 0 0" draw:type="ooxml-bentConnector3" draw:modifiers="50000" draw:enhanced-path="M 0 0 L ?f0 0 ?f0 ?f3 ?f2 ?f3 F N"><draw:equation draw:name="f0" draw:formula="logwidth*$0 /100000"/><draw:equation draw:name="f1" draw:formula="logheight/2"/><draw:equation draw:name="f2" draw:formula="logwidth"/><draw:equation draw:name="f3" draw:formula="logheight"/><draw:handle draw:handle-position="?f0 ?f1" draw:handle-range-x-maximum="2147483647" draw:handle-range-x-minimum="-2147483647"/></draw:enhanced-geometry></draw:custom-shape><draw:custom-shape draw:style-name="gr10" draw:text-style-name="P13" svg:width="0.1732in" svg:height="1.3803in" draw:transform="rotate (-3.14159265358979) translate (1.63958333333333in 2.95208333333333in)"><text:p/><draw:enhanced-geometry draw:mirror-horizontal="true" draw:mirror-vertical="false" draw:text-areas="0 0 ?f0 ?f1" svg:viewBox="0 0 0 0" draw:type="ooxml-bentConnector2" draw:enhanced-path="M 0 0 L ?f0 0 ?f0 ?f1 F N"><draw:equation draw:name="f0" draw:formula="logwidth"/><draw:equation draw:name="f1" draw:formula="logheight"/></draw:enhanced-geometry></draw:custom-shape><draw:custom-shape draw:style-name="gr13" draw:text-style-name="P13" svg:width="0.1732in" svg:height="0.8476in" draw:transform="rotate (-3.14159265358979) translate (1.63958333333333in 2.41944444444444in)"><text:p/><draw:enhanced-geometry draw:mirror-horizontal="true" draw:mirror-vertical="false" draw:text-areas="0 0 ?f0 ?f1" svg:viewBox="0 0 0 0" draw:type="ooxml-bentConnector2" draw:enhanced-path="M 0 0 L ?f0 0 ?f0 ?f1 F N"><draw:equation draw:name="f0" draw:formula="logwidth"/><draw:equation draw:name="f1" draw:formula="logheight"/></draw:enhanced-geometry></draw:custom-shape><draw:custom-shape draw:style-name="gr14" draw:text-style-name="P13" svg:width="0.1732in" svg:height="0.315in" draw:transform="rotate (-3.14159265358979) translate (1.63958333333333in 1.88680555555556in)"><text:p/><draw:enhanced-geometry draw:mirror-horizontal="true" draw:mirror-vertical="false" draw:text-areas="0 0 ?f0 ?f1" svg:viewBox="0 0 0 0" draw:type="ooxml-bentConnector2" draw:enhanced-path="M 0 0 L ?f0 0 ?f0 ?f1 F N"><draw:equation draw:name="f0" draw:formula="logwidth"/><draw:equation draw:name="f1" draw:formula="logheight"/></draw:enhanced-geometry></draw:custom-shape><draw:custom-shape draw:style-name="gr15" draw:text-style-name="P13" svg:width="0.7004in" svg:height="0.1307in" draw:transform="rotate (1.5707963267949) translate (3.30138888888889in 1.51111111111111in)"><text:p/><draw:enhanced-geometry draw:mirror-horizontal="true" draw:mirror-vertical="false" draw:text-areas="0 0 ?f2 ?f3" svg:viewBox="0 0 0 0" draw:type="ooxml-bentConnector3" draw:modifiers="50000" draw:enhanced-path="M 0 0 L ?f0 0 ?f0 ?f3 ?f2 ?f3 F N"><draw:equation draw:name="f0" draw:formula="logwidth*$0 /100000"/><draw:equation draw:name="f1" draw:formula="logheight/2"/><draw:equation draw:name="f2" draw:formula="logwidth"/><draw:equation draw:name="f3" draw:formula="logheight"/><draw:handle draw:handle-position="?f0 ?f1" draw:handle-range-x-maximum="2147483647" draw:handle-range-x-minimum="-2147483647"/></draw:enhanced-geometry></draw:custom-shape><draw:custom-shape draw:style-name="gr16" draw:text-style-name="P13" svg:width="1.5976in" svg:height="0.1307in" draw:transform="rotate (1.5707963267949) translate (2.28263888888889in 1.95972222222222in)"><text:p/><draw:enhanced-geometry draw:mirror-horizontal="false" draw:mirror-vertical="false" draw:text-areas="0 0 ?f2 ?f3" svg:viewBox="0 0 0 0" draw:type="ooxml-bentConnector3" draw:modifiers="50000" draw:enhanced-path="M 0 0 L ?f0 0 ?f0 ?f3 ?f2 ?f3 F N"><draw:equation draw:name="f0" draw:formula="logwidth*$0 /100000"/><draw:equation draw:name="f1" draw:formula="logheight/2"/><draw:equation draw:name="f2" draw:formula="logwidth"/><draw:equation draw:name="f3" draw:formula="logheight"/><draw:handle draw:handle-position="?f0 ?f1" draw:handle-range-x-maximum="2147483647" draw:handle-range-x-minimum="-2147483647"/></draw:enhanced-geometry></draw:custom-shape><draw:custom-shape draw:name="Shape 20" draw:style-name="gr17" draw:text-style-name="P16" svg:width="1.1197in" svg:height="0.3362in" svg:x="2.4957in" svg:y="0.75in"><text:p text:style-name="P14"><text:span text:style-name="T9">Planar Projections</text:span></text:p><text:p text:style-name="P15"><text:span text:style-name="T9"/></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21" draw:style-name="gr18" draw:text-style-name="P16" svg:width="1.4114in" svg:height="0.3362in" svg:x="0.9354in" svg:y="1.2346in"><text:p text:style-name="P14"><text:span text:style-name="T9">Perspective Projections</text:span></text:p><text:p text:style-name="P15"><text:span text:style-name="T9"/></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22" draw:style-name="gr19" draw:text-style-name="P17" svg:width="1.4122in" svg:height="0.3362in" svg:x="2.9701in" svg:y="1.2346in"><text:p text:style-name="P15"><text:span text:style-name="T9">Parallel Projections</text:span></text:p><text:p text:style-name="P15"><text:span text:style-name="T9"/></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23" draw:style-name="gr20" draw:text-style-name="P16" svg:width="0.8941in" svg:height="0.3358in" svg:x="0.5736in" svg:y="1.7189in"><text:p text:style-name="P14"><text:span text:style-name="T10">One-Point</text:span></text:p><text:p text:style-name="P15"><text:span text:style-name="T10"/></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24" draw:style-name="gr20" draw:text-style-name="P16" svg:width="0.8941in" svg:height="0.3358in" svg:x="0.5736in" svg:y="2.2516in"><text:p text:style-name="P14"><text:span text:style-name="T10">Two-Point</text:span></text:p><text:p text:style-name="P15"><text:span text:style-name="T10"/></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25" draw:style-name="gr20" draw:text-style-name="P16" svg:width="0.8941in" svg:height="0.3358in" svg:x="0.5736in" svg:y="2.7839in"><text:p text:style-name="P14"><text:span text:style-name="T10">Three-Point</text:span></text:p><text:p text:style-name="P15"><text:span text:style-name="T10"/></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26" draw:style-name="gr21" draw:text-style-name="P16" svg:width="0.8941in" svg:height="0.335in" svg:x="1.8146in" svg:y="1.7189in"><text:p text:style-name="P14"><text:span text:style-name="T11">Oblique</text:span></text:p><text:p text:style-name="P15"><text:span text:style-name="T11"/></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27" draw:style-name="gr21" draw:text-style-name="P16" svg:width="0.8941in" svg:height="0.335in" svg:x="3.1902in" svg:y="1.7189in"><text:p text:style-name="P14"><text:span text:style-name="T12">Orthographic</text:span></text:p><text:p text:style-name="P15"><text:span text:style-name="T12"/></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28" draw:style-name="gr22" draw:text-style-name="P16" svg:width="1.0287in" svg:height="0.3362in" svg:x="2.4346in" svg:y="2.202in"><text:p text:style-name="P14"><text:span text:style-name="T10">Cavalier</text:span><text:span text:style-name="T10"><text:tab/></text:span></text:p><text:p text:style-name="P15"><text:span text:style-name="T10"/></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29" draw:style-name="gr23" draw:text-style-name="P16" svg:width="1.0287in" svg:height="0.3358in" svg:x="2.4346in" svg:y="2.7346in"><text:p text:style-name="P14"><text:span text:style-name="T13">Cabinet</text:span></text:p><text:p text:style-name="P15"><text:span text:style-name="T13"/></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30" draw:style-name="gr23" draw:text-style-name="P16" svg:width="1.0287in" svg:height="0.3358in" svg:x="2.4346in" svg:y="3.2665in"><text:p text:style-name="P14"><text:span text:style-name="T14">General</text:span></text:p><text:p text:style-name="P15"><text:span text:style-name="T14"/></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31" draw:style-name="gr24" draw:text-style-name="P16" svg:width="1.028in" svg:height="0.3362in" svg:x="3.8102in" svg:y="2.202in"><text:p text:style-name="P14"><text:span text:style-name="T15">Multiview</text:span></text:p><text:p text:style-name="P15"><text:span text:style-name="T15"/></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32" draw:style-name="gr25" draw:text-style-name="P16" svg:width="1.028in" svg:height="0.3358in" svg:x="3.8102in" svg:y="2.7346in"><text:p text:style-name="P14"><text:span text:style-name="T16">Axnometric</text:span></text:p><text:p text:style-name="P15"><text:span text:style-name="T16"/></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33" draw:style-name="gr26" draw:text-style-name="P16" svg:width="1.0398in" svg:height="0.2933in" svg:x="4.498in" svg:y="3.2181in"><text:p text:style-name="P14"><text:span text:style-name="T15">Isometric</text:span></text:p><text:p text:style-name="P15"><text:span text:style-name="T15"/></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34" draw:style-name="gr26" draw:text-style-name="P16" svg:width="1.0398in" svg:height="0.2933in" svg:x="4.498in" svg:y="3.7075in"><text:p text:style-name="P14"><text:span text:style-name="T15">Dimetric</text:span></text:p><text:p text:style-name="P15"><text:span text:style-name="T15"/></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35" draw:style-name="gr26" draw:text-style-name="P16" svg:width="1.0398in" svg:height="0.2933in" svg:x="4.498in" svg:y="4.1972in"><text:p text:style-name="P14"><text:span text:style-name="T15">Trimetric</text:span></text:p><text:p text:style-name="P15"><text:span text:style-name="T15"/></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g></draw:g></text:p>
      <text:p text:style-name="P1"><text:span text:style-name="T3">Classes of Parallel Projections</text:span></text:p>
      <text:p text:style-name="P2"/>
      <text:p text:style-name="P1"><text:span text:style-name="T4">Oblique</text:span><text:span text:style-name="T1"> – used when one object face is significantly more complicated than the other faces of the object; one principal face of the object is parallel to the projection plane and is projected true size; an in plane angle beta (the 30 degree angle we draw) measures the angle of rotation of the projector about the projection plane normal. The out – of plane angle alpha is called the </text:span><text:span text:style-name="T4">oblique projection angle</text:span><text:span text:style-name="T1"> and it determines the type of oblique projection, cavalier cabinet or general</text:span></text:p>
      <text:list xml:id="list1152307344" text:style-name="WWNum1">
        <text:list-item>
          <text:p text:style-name="P7"><text:span text:style-name="T5">Cavalier Oblique:</text:span><text:span text:style-name="T1"> <text:s/>the oblique projection angle used is 45 degrees, the projection of depth seems elongated; the receding axis is not foreshortened but scaled the same as the horizontal and vertical principal axes</text:span></text:p>
        </text:list-item>
        <text:list-item>
          <text:p text:style-name="P7"><text:span text:style-name="T5">Cabinet Oblique:</text:span><text:span text:style-name="T1"> the oblique projection angle is approximately 63.43 degrees; the projected receding edge length is one half that of the other edge lengths; the receding axis is foreshortened to exactly one half of the other principal axes</text:span></text:p>
        </text:list-item>
        <text:list-item>
          <text:p text:style-name="P7"><text:span text:style-name="T5">General Oblique:</text:span><text:span text:style-name="T1"> the oblique projection angle is between 445 and 63.43 degree; the receding axis is scaled between ½ and <text:s/>1</text:span></text:p>
        </text:list-item>
      </text:list>
      <text:p text:style-name="P1"><text:span text:style-name="T4">Orthographic Projection – </text:span><text:span text:style-name="T1">most commonly used for engineering; differs from oblique projection in that the parallel projectors are perpendicular (normal) to the projection plane;</text:span></text:p>
      <text:p text:style-name="P1"><text:span text:style-name="T1"><text:tab/></text:span><text:span text:style-name="T2">Axonometric: </text:span><text:span text:style-name="T1">all three principal axes are inclined to the projection plane (no axis is parallel or perpendicular to the projection plane); when projected, three principal faces of the object are visible - </text:span><text:span text:style-name="T6">results in an orthographic pictorial view</text:span></text:p>
      <text:list xml:id="list2799858095" text:style-name="WWNum2">
        <text:list-item>
          <text:p text:style-name="P8"><text:span text:style-name="T5">Trimetric Projection: </text:span><text:span text:style-name="T1">none of the angles between the projected principal axes are equal; all three axes are foreshortened by different amounts</text:span></text:p>
        </text:list-item>
        <text:list-item>
          <text:p text:style-name="P8"><text:span text:style-name="T5">Dimetric:</text:span><text:span text:style-name="T6"> </text:span><text:span text:style-name="T1">two of the three angles are equal; two fo the three projected axes are foreshortened the same amount</text:span></text:p>
        </text:list-item>
        <text:list-item>
          <text:p text:style-name="P8"><text:span text:style-name="T4">Isometric Projection</text:span><text:span text:style-name="T5">:</text:span><text:span text:style-name="T1"> all three angles are equal; all axes are foreshortened the same amount; in an isometric projection, each principal axis is foreshortened to approximately 82% of its true length (an isometric projection without foreshortening is refereed to as an isometric drawing – it is larger than a true isometric projection)</text:span></text:p>
        </text:list-item>
      </text:list>
      <text:p text:style-name="P1"><text:span text:style-name="T1"><text:line-break/></text:span><text:span text:style-name="T2">Multiview:</text:span><text:span text:style-name="T1"> one object face and two principal axes are parallel to the projection plane; when projected, only one object face is visible; identical to oblique projection, as well as one-point perspective projection;</text:span></text:p>
      <text:list xml:id="list3844933394" text:style-name="WWNum3">
        <text:list-item>
          <text:p text:style-name="P9"><text:span text:style-name="T1">Projectors are parallel to one another; projectors are normal to the projection plane; object is positioned with one principal face parallel to the projection plane</text:span></text:p>
        </text:list-item>
      </text:list>
      <text:p text:style-name="P2"/>
      <text:p text:style-name="P1"><text:span text:style-name="T6">Isometric Lines:</text:span><text:span text:style-name="T1"> lines parallel to a principal axis</text:span></text:p>
      <text:p text:style-name="P1"><text:span text:style-name="T6">Nonisometric Lines: </text:span><text:span text:style-name="T1"><text:s/>not parallel to any of the three principal axes</text:span></text:p>
      <text:p text:style-name="P1"><text:span text:style-name="T1">An objects longest principal dimension should appear as a horizontal dimension on the front face of the object. </text:span></text:p>
      <text:p text:style-name="P3"/>
      <text:p text:style-name="P4"><text:span text:style-name="T6">Third Angle Projection: </text:span><text:span text:style-name="T1">used in the US, Great Britain, assumes that an object to be projected resides in the third quadrant; the projection planes are between the viewer and the object </text:span><text:span text:style-name="T3">; glass box opens towards you</text:span></text:p>
      <text:p text:style-name="P4"><text:span text:style-name="T6">First Angle Projection:</text:span><text:span text:style-name="T1"> used in the rest of Europe and Asia, the object to be projected is placed in the first quadrant; the projection plane are all placed behind or below the object</text:span></text:p>
      <text:p text:style-name="P4"><text:span text:style-name="T6">Continuous Lines Represent:</text:span><text:span text:style-name="T1"> edge view of a surface, edge between two intersecting surfaces, extent of a contoured surface</text:span></text:p>
      <text:p text:style-name="P5"/>
      <text:p text:style-name="P4"><text:span text:style-name="T1">limiting elements of a hole</text:span></text:p>
      <text:p text:style-name="P4"><text:soft-page-break/><text:span text:style-name="T6">Centerlines:</text:span><text:span text:style-name="T1"> typically extend about 5 mm beyond the feature being represented; represent the axis of a cylinder or hole</text:span></text:p>
      <text:p text:style-name="P4"><text:span text:style-name="T3">Line Precedence:</text:span><text:span text:style-name="T2"> </text:span><text:span text:style-name="T1"><text:s/>visible, hidden, center</text:span></text:p>
      <text:p text:style-name="P4"><text:span text:style-name="T6">Normal Surface:</text:span><text:span text:style-name="T1"> a planar surface that is orthogonal to the principal planes; appears <text:s/>as a true-size surface in a three-view drawing</text:span></text:p>
      <text:p text:style-name="P1"><text:span text:style-name="T6">Inclined Surface:</text:span><text:span text:style-name="T1"> a normal surface that has been rotated about a line parallel to a principal axis perpendicular to one principal plane; appears foreshortened in two views, while in the third view it appears on edge (length is true length)</text:span></text:p>
      <text:p text:style-name="P3"/>
      <text:p text:style-name="P4"><text:span text:style-name="T6">Auxiliary View:</text:span><text:span text:style-name="T1"> an orthographic view that is projected onto any plane other than one of the principal planes</text:span></text:p>
      <text:p text:style-name="P4"><text:span text:style-name="T1"><text:tab/></text:span><text:span text:style-name="T5">Primary Auxiliary View:</text:span><text:span text:style-name="T1"> projected onto a plane perpendicular to one of the principal planes, and inclined to the other two (can be used ot find the true size and shape of an inclined surface)</text:span></text:p>
      <text:p text:style-name="P4"><text:span text:style-name="T1"><text:tab/></text:span><text:span text:style-name="T5">Secondary Auxiliary View:</text:span><text:span text:style-name="T1"> projected from a primary auxiliary view onto a plane that is inclined to all three principal projection planes (can be used to find the true size and shape of an oblique surface)</text:span></text:p>
      <text:p text:style-name="P4"><text:span text:style-name="T6">Full Section:</text:span><text:span text:style-name="T1"> the cutting plane passes all the way though the object</text:span></text:p>
      <text:p text:style-name="P4"><text:span text:style-name="T6">Half Sections:</text:span><text:span text:style-name="T1"> the cutting plane only passes half way through the part</text:span></text:p>
      <text:p text:style-name="P4"><text:span text:style-name="T6">Offset Section:</text:span><text:span text:style-name="T1"> a modified full section that is used when important internal features do not lie in the same plane, the cutting plane is stepped, or offset in order to pass through these features</text:span></text:p>
      <text:p text:style-name="P4"><text:span text:style-name="T6">Broken out Section:</text:span><text:span text:style-name="T1"> when only a portion of the part needs to be sectioned; a jagged or freehand break line is used to separate the sectioned from the unsectioned portion of the drawing; show internal and external features in the same view</text:span></text:p>
      <text:p text:style-name="P4"><text:span text:style-name="T6">Revolved Section: </text:span><text:span text:style-name="T1">created by passing a cutting plane perpendicular to the center place of an elongated symmetrical feature and then revolving the resulting cross-section 90 degrees into the plane of the drawing</text:span></text:p>
      <text:p text:style-name="P4"><text:span text:style-name="T6">Removed Section: </text:span><text:span text:style-name="T1">cross-section is not superimposed on the view like a revolved section but rather is placed at some convenient location; used whent here is insufficient room for a revolved section</text:span></text:p>
      <text:list xml:id="list92929142080995" text:continue-numbering="true" text:style-name="WWNum3">
        <text:list-item>
          <text:p text:style-name="P10"><text:span text:style-name="T6">Main goals of dimensioning:</text:span></text:p>
          <text:list>
            <text:list-item>
              <text:p text:style-name="P11"><text:span text:style-name="T1">Use only the dimensions needed to completely define the part, no more</text:span></text:p>
            </text:list-item>
            <text:list-item>
              <text:p text:style-name="P11"><text:span text:style-name="T1">Select and arrange dimensions to support the function and mating relationship of the part; it is important that the dimensioned part not be subject to differing interpretations</text:span></text:p>
            </text:list-item>
            <text:list-item>
              <text:p text:style-name="P11"><text:span text:style-name="T1">Do not specify the manufacturing methods to be used in building the part</text:span></text:p>
            </text:list-item>
            <text:list-item>
              <text:p text:style-name="P11"><text:span text:style-name="T1">Arrange the dimensions for optimum readability</text:span></text:p>
            </text:list-item>
            <text:list-item>
              <text:p text:style-name="P11"><text:span text:style-name="T1">Unless otherwise stated, assume angles to be 90 degrees</text:span></text:p>
            </text:list-item>
          </text:list>
        </text:list-item>
        <text:list-item>
          <text:p text:style-name="P10"><text:span text:style-name="T1">Aligned dimensioning is not recognized by ANSI</text:span></text:p>
        </text:list-item>
        <text:list-item>
          <text:p text:style-name="P10"><text:span text:style-name="T1">A distance of 10 mm between the first dimension line and the part, and an additional 6 mm for the following lines</text:span></text:p>
        </text:list-item>
        <text:list-item>
          <text:p text:style-name="P10"><text:span text:style-name="T6">Dimensioning Rules and Guidelines</text:span></text:p>
          <text:list>
            <text:list-item>
              <text:p text:style-name="P11"><text:span text:style-name="T5">Prisms:</text:span><text:span text:style-name="T1"> do not repeat dimensions; apply dimensions to a feature in its most descriptive view; dimension between views; omit one (intermediate) dimension; place smaller dimensions inside larger dimensions; dimension to visible object lines, not to hidden lines; keep dimensions outside the views; extension lines may cross object lines and other extension lines; dimension the diameter of cylindrical parts in their rectangular view; dimension the diameter of cylindrical holes in their circular view; dimension the radius of circular arcs in the view where their true shape is seen</text:span></text:p>
            </text:list-item>
          </text:list>
        </text:list-item>
        <text:list-item>
          <text:p text:style-name="P9"><text:span text:style-name="T1">Solid part models are rigid bodies and consequently have six degrees of freedom, three in translation and three in rotation</text:span></text:p>
        </text:list-item>
        <text:list-item>
          <text:p text:style-name="P9"><text:span text:style-name="T1">Initially, all six degrees of freedom are open – removing these DoFs, the part’s freedom is to translate and/or rotate is limited, either partially or completely</text:span></text:p>
        </text:list-item>
        <text:list-item>
          <text:p text:style-name="P10"><text:soft-page-break/><text:span text:style-name="T1">Assembly constraints are paramentric constraints that restrict a part’s motion relative to ]another part, by removing DoFs (i.e. mate and insert)</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ier New" svg:font-family="'Courier New'"/>
    <style:font-face style:name="Noto Sans Symbols" svg:font-family="'Noto Sans Symbols'"/>
    <style:font-face style:name="Verdana" svg:font-family="Verdana"/>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CA"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CA"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 style:display-name="ListLabel 2"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1" style:display-name="ListLabel 11"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 style:display-name="ListLabel 1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 style:display-name="ListLabel 1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8" style:display-name="ListLabel 18"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0" style:display-name="ListLabel 20"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1" style:display-name="ListLabel 21"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4" style:display-name="ListLabel 2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7" style:display-name="ListLabel 2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1575in" fo:margin-left="0.6575in"/>
        </style:list-level-properties>
        <style:text-properties style:font-name="Courier New"/>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1575in" fo:margin-left="0.6575in"/>
        </style:list-level-properties>
        <style:text-properties style:font-name="Courier New"/>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1575in" fo:margin-left="0.1575in"/>
        </style:list-level-properties>
        <style:text-properties style:font-name="Courier New"/>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46" meta:word-count="1145" meta:character-count="7047" meta:non-whitespace-character-count="5953"/>
    <meta:generator>LibreOfficeDev/6.0.5.2$Linux_X86_64 LibreOffice_project/</meta:generator>
  </office:meta>
</office:document-meta>
</file>